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style:font-size-asian="10pt" style:font-size-complex="10pt"/>
    </style:style>
    <style:style style:name="P2" style:family="paragraph" style:parent-style-name="Standard">
      <style:text-properties style:font-name="WenQuanYi Micro Hei" fo:font-size="12pt" officeooo:rsid="0024413a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rsid="0024413a" officeooo:paragraph-rsid="002ddb69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rsid="0024413a" officeooo:paragraph-rsid="003074a4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rsid="0024413a" officeooo:paragraph-rsid="003e153e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officeooo:rsid="0024413a" officeooo:paragraph-rsid="0042ba7a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rsid="0024413a" officeooo:paragraph-rsid="00587e1d" style:font-name-asian="WenQuanYi Micro Hei" style:font-size-asian="12pt" style:font-size-complex="12pt"/>
    </style:style>
    <style:style style:name="P8" style:family="paragraph" style:parent-style-name="Standard">
      <style:text-properties style:font-name="WenQuanYi Micro Hei" fo:font-size="12pt" officeooo:rsid="0024413a" officeooo:paragraph-rsid="00758d76" style:font-name-asian="WenQuanYi Micro Hei" style:font-size-asian="12pt" style:font-size-complex="12pt"/>
    </style:style>
    <style:style style:name="P9" style:family="paragraph" style:parent-style-name="Standard">
      <style:text-properties style:font-name="WenQuanYi Micro Hei" fo:font-size="12pt" officeooo:rsid="0024413a" officeooo:paragraph-rsid="0076f4fd" style:font-name-asian="WenQuanYi Micro Hei" style:font-size-asian="12pt" style:font-size-complex="12pt"/>
    </style:style>
    <style:style style:name="P10" style:family="paragraph" style:parent-style-name="Standard">
      <style:text-properties style:font-name="WenQuanYi Micro Hei" fo:font-size="12pt" officeooo:rsid="0024413a" officeooo:paragraph-rsid="007a8cd4" style:font-name-asian="WenQuanYi Micro Hei" style:font-size-asian="12pt" style:font-size-complex="12pt"/>
    </style:style>
    <style:style style:name="P11" style:family="paragraph" style:parent-style-name="Standard">
      <style:text-properties style:font-name="WenQuanYi Micro Hei" fo:font-size="12pt" officeooo:rsid="0024413a" officeooo:paragraph-rsid="0084938d" style:font-name-asian="WenQuanYi Micro Hei" style:font-size-asian="12pt" style:font-size-complex="12pt"/>
    </style:style>
    <style:style style:name="P12" style:family="paragraph" style:parent-style-name="Standard">
      <style:text-properties style:font-name="WenQuanYi Micro Hei" fo:font-size="12pt" officeooo:rsid="0024413a" officeooo:paragraph-rsid="00855deb" style:font-name-asian="WenQuanYi Micro Hei" style:font-size-asian="12pt" style:font-size-complex="12pt"/>
    </style:style>
    <style:style style:name="P13" style:family="paragraph" style:parent-style-name="Standard">
      <style:text-properties style:font-name="WenQuanYi Micro Hei" fo:font-size="12pt" officeooo:rsid="0024413a" officeooo:paragraph-rsid="008ab63a" style:font-name-asian="WenQuanYi Micro Hei" style:font-size-asian="12pt" style:font-size-complex="12pt"/>
    </style:style>
    <style:style style:name="P14" style:family="paragraph" style:parent-style-name="Standard">
      <style:text-properties style:font-name="WenQuanYi Micro Hei" fo:font-size="12pt" officeooo:rsid="0024413a" officeooo:paragraph-rsid="00919626" style:font-name-asian="WenQuanYi Micro Hei" style:font-size-asian="12pt" style:font-size-complex="12pt"/>
    </style:style>
    <style:style style:name="P15" style:family="paragraph" style:parent-style-name="Standard">
      <style:text-properties style:font-name="WenQuanYi Micro Hei" fo:font-size="12pt" officeooo:paragraph-rsid="0034a635" style:font-name-asian="WenQuanYi Micro Hei" style:font-size-asian="12pt" style:font-size-complex="12pt"/>
    </style:style>
    <style:style style:name="P16" style:family="paragraph" style:parent-style-name="Standard">
      <style:text-properties style:font-name="WenQuanYi Micro Hei" fo:font-size="12pt" officeooo:rsid="0024413a" officeooo:paragraph-rsid="0093e13e" style:font-name-asian="WenQuanYi Micro Hei" style:font-size-asian="12pt" style:font-size-complex="12pt"/>
    </style:style>
    <style:style style:name="P17" style:family="paragraph" style:parent-style-name="Standard">
      <style:text-properties style:font-name="WenQuanYi Micro Hei" fo:font-size="12pt" officeooo:rsid="0024413a" officeooo:paragraph-rsid="0096e068" style:font-name-asian="WenQuanYi Micro Hei" style:font-size-asian="12pt" style:font-size-complex="12pt"/>
    </style:style>
    <style:style style:name="P18" style:family="paragraph" style:parent-style-name="Standard">
      <style:text-properties style:font-name="WenQuanYi Micro Hei" fo:font-size="12pt" officeooo:paragraph-rsid="0095489f" style:font-name-asian="WenQuanYi Micro Hei" style:font-size-asian="12pt" style:font-size-complex="12pt"/>
    </style:style>
    <style:style style:name="T1" style:family="text">
      <style:text-properties officeooo:rsid="0024413a"/>
    </style:style>
    <style:style style:name="T2" style:family="text">
      <style:text-properties officeooo:rsid="0033589b"/>
    </style:style>
    <style:style style:name="T3" style:family="text">
      <style:text-properties officeooo:rsid="0036510a"/>
    </style:style>
    <style:style style:name="T4" style:family="text">
      <style:text-properties officeooo:rsid="0037fc6d"/>
    </style:style>
    <style:style style:name="T5" style:family="text">
      <style:text-properties officeooo:rsid="003a8a12"/>
    </style:style>
    <style:style style:name="T6" style:family="text">
      <style:text-properties officeooo:rsid="003b5493"/>
    </style:style>
    <style:style style:name="T7" style:family="text">
      <style:text-properties officeooo:rsid="003e153e"/>
    </style:style>
    <style:style style:name="T8" style:family="text">
      <style:text-properties officeooo:rsid="0042ba7a"/>
    </style:style>
    <style:style style:name="T9" style:family="text">
      <style:text-properties officeooo:rsid="004360ec"/>
    </style:style>
    <style:style style:name="T10" style:family="text">
      <style:text-properties officeooo:rsid="0045c0c7"/>
    </style:style>
    <style:style style:name="T11" style:family="text">
      <style:text-properties officeooo:rsid="004655ad"/>
    </style:style>
    <style:style style:name="T12" style:family="text">
      <style:text-properties officeooo:rsid="00473d5b"/>
    </style:style>
    <style:style style:name="T13" style:family="text">
      <style:text-properties officeooo:rsid="0047face"/>
    </style:style>
    <style:style style:name="T14" style:family="text">
      <style:text-properties officeooo:rsid="004a5914"/>
    </style:style>
    <style:style style:name="T15" style:family="text">
      <style:text-properties officeooo:rsid="004dfaa1"/>
    </style:style>
    <style:style style:name="T16" style:family="text">
      <style:text-properties officeooo:rsid="0051b7a5"/>
    </style:style>
    <style:style style:name="T17" style:family="text">
      <style:text-properties officeooo:rsid="0051c47b"/>
    </style:style>
    <style:style style:name="T18" style:family="text">
      <style:text-properties officeooo:rsid="0052fed4"/>
    </style:style>
    <style:style style:name="T19" style:family="text">
      <style:text-properties officeooo:rsid="0054c988"/>
    </style:style>
    <style:style style:name="T20" style:family="text">
      <style:text-properties officeooo:rsid="00555796"/>
    </style:style>
    <style:style style:name="T21" style:family="text">
      <style:text-properties officeooo:rsid="0055824e"/>
    </style:style>
    <style:style style:name="T22" style:family="text">
      <style:text-properties officeooo:rsid="00564cc9"/>
    </style:style>
    <style:style style:name="T23" style:family="text">
      <style:text-properties officeooo:rsid="0057b13f"/>
    </style:style>
    <style:style style:name="T24" style:family="text">
      <style:text-properties officeooo:rsid="00584db5"/>
    </style:style>
    <style:style style:name="T25" style:family="text">
      <style:text-properties officeooo:rsid="005ece64"/>
    </style:style>
    <style:style style:name="T26" style:family="text">
      <style:text-properties officeooo:rsid="0062a103"/>
    </style:style>
    <style:style style:name="T27" style:family="text">
      <style:text-properties officeooo:rsid="0069a0da"/>
    </style:style>
    <style:style style:name="T28" style:family="text">
      <style:text-properties officeooo:rsid="006c4fe1"/>
    </style:style>
    <style:style style:name="T29" style:family="text">
      <style:text-properties officeooo:rsid="006ff9ea"/>
    </style:style>
    <style:style style:name="T30" style:family="text">
      <style:text-properties officeooo:rsid="00746a63"/>
    </style:style>
    <style:style style:name="T31" style:family="text">
      <style:text-properties officeooo:rsid="00758d76"/>
    </style:style>
    <style:style style:name="T32" style:family="text">
      <style:text-properties officeooo:rsid="0076d44c"/>
    </style:style>
    <style:style style:name="T33" style:family="text">
      <style:text-properties officeooo:rsid="0076f4fd"/>
    </style:style>
    <style:style style:name="T34" style:family="text">
      <style:text-properties officeooo:rsid="007a8cd4"/>
    </style:style>
    <style:style style:name="T35" style:family="text">
      <style:text-properties officeooo:rsid="007ee807"/>
    </style:style>
    <style:style style:name="T36" style:family="text">
      <style:text-properties officeooo:rsid="008198f8"/>
    </style:style>
    <style:style style:name="T37" style:family="text">
      <style:text-properties officeooo:rsid="0083ec98"/>
    </style:style>
    <style:style style:name="T38" style:family="text">
      <style:text-properties officeooo:rsid="00855deb"/>
    </style:style>
    <style:style style:name="T39" style:family="text">
      <style:text-properties officeooo:rsid="00894992"/>
    </style:style>
    <style:style style:name="T40" style:family="text">
      <style:text-properties officeooo:rsid="00899c54"/>
    </style:style>
    <style:style style:name="T41" style:family="text">
      <style:text-properties officeooo:rsid="008ab63a"/>
    </style:style>
    <style:style style:name="T42" style:family="text">
      <style:text-properties officeooo:rsid="009040c2"/>
    </style:style>
    <style:style style:name="T43" style:family="text">
      <style:text-properties officeooo:rsid="00919626"/>
    </style:style>
    <style:style style:name="T44" style:family="text">
      <style:text-properties officeooo:rsid="009548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Qt单元测试<text:span text:style-name="T1">框架，</text:span><text:span text:style-name="T2">使用于基于Qt的应用程序和库，先</text:span><text:span text:style-name="T1">从一个简单的demo工程说起吧。</text:span></text:p>
      <text:p text:style-name="P2">我们可以通过QtCreator来创建一个简单的Qt单元测试工程，夏天到了，这个demo工程的名字就叫Summer好了，创建过程中其它选项默认，完成后生成两个文件：Summer.pro和tst_summertest.cpp，先来看一下这两个文件。</text:p>
      <text:p text:style-name="P3">Summer.pro——</text:p>
      <text:p text:style-name="P1">QT <text:s text:c="6"/>+= testlib</text:p>
      <text:p text:style-name="P1">QT <text:s text:c="6"/>-= gui</text:p>
      <text:p text:style-name="P1">TARGET = tst_summertest</text:p>
      <text:p text:style-name="P1">CONFIG <text:s text:c="2"/>+= console</text:p>
      <text:p text:style-name="P1">CONFIG <text:s text:c="2"/>-= app_bundle</text:p>
      <text:p text:style-name="P1">TEMPLATE = app</text:p>
      <text:p text:style-name="P1">SOURCES += tst_summertest.cpp</text:p>
      <text:p text:style-name="P1">DEFINES += SRCDIR=\\\"$$PWD/\\\"</text:p>
      <text:p text:style-name="P16">Summer.pro文件中的QT<text:span text:style-name="T29">+=testlib是必须的。</text:span></text:p>
      <text:p text:style-name="P4">tst_summertest.cpp——</text:p>
      <text:p text:style-name="P1">#include &lt;QString&gt;</text:p>
      <text:p text:style-name="P1">#include &lt;QtTest&gt;</text:p>
      <text:p text:style-name="P1"/>
      <text:p text:style-name="P1">class SummerTest : public QObject</text:p>
      <text:p text:style-name="P1">{</text:p>
      <text:p text:style-name="P1"><text:s text:c="4"/>Q_OBJECT</text:p>
      <text:p text:style-name="P1"/>
      <text:p text:style-name="P1">public:</text:p>
      <text:p text:style-name="P1"><text:s text:c="4"/>SummerTest();</text:p>
      <text:p text:style-name="P1"/>
      <text:p text:style-name="P1">private Q_SLOTS:</text:p>
      <text:p text:style-name="P1"><text:s text:c="4"/>void testCase1();</text:p>
      <text:p text:style-name="P1">};</text:p>
      <text:p text:style-name="P1"/>
      <text:p text:style-name="P1">SummerTest::SummerTest()</text:p>
      <text:p text:style-name="P1">{</text:p>
      <text:p text:style-name="P1">}</text:p>
      <text:p text:style-name="P1"/>
      <text:p text:style-name="P1">void SummerTest::testCase1()</text:p>
      <text:p text:style-name="P1">{</text:p>
      <text:p text:style-name="P1"><text:s text:c="4"/>QVERIFY2(true, "Failure");</text:p>
      <text:p text:style-name="P1">}</text:p>
      <text:p text:style-name="P1"/>
      <text:p text:style-name="P1">QTEST_APPLESS_MAIN(SummerTest)</text:p>
      <text:p text:style-name="P1"/>
      <text:p text:style-name="P1">#include "tst_summertest.moc"</text:p>
      <text:p text:style-name="P2">然后来编译运行<text:span text:style-name="T28">（使用QtCreator</text:span><text:span text:style-name="T28">）</text:span>一下，结果如下：</text:p>
      <text:p text:style-name="P1">********* Start testing of SummerTest *********</text:p>
      <text:p text:style-name="P1">Config: Using QtTest library 5.3.1, Qt 5.3.1</text:p>
      <text:p text:style-name="P1">PASS : SummerTest::initTestCase()</text:p>
      <text:p text:style-name="P1">PASS : SummerTest::testCase1()</text:p>
      <text:p text:style-name="P1"><text:soft-page-break/>PASS : SummerTest::cleanupTestCase()</text:p>
      <text:p text:style-name="P1">Totals: 3 passed, 0 failed, 0 skipped</text:p>
      <text:p text:style-name="P1">********* Finished testing of SummerTest *********</text:p>
      <text:p text:style-name="P5"><text:span text:style-name="T2">在Summer工程中</text:span><text:span text:style-name="T6">，C++代码里include了</text:span><text:span text:style-name="T25">&lt;QtTest&gt;头文件，文件结尾处include了对应的.moc文件</text:span><text:span text:style-name="T27">，</text:span><text:span text:style-name="T2">测试类SummerTest要继承</text:span><text:span text:style-name="T3">自QObject类或QObject的子类，需使用Q_</text:span><text:span text:style-name="T4">OBJECT宏，测试方法testCase</text:span><text:span text:style-name="T7">1()应标识为</text:span><text:span text:style-name="T4">私有槽</text:span><text:span text:style-name="T5">。</text:span></text:p>
      <text:p text:style-name="P6"><text:span text:style-name="T8">QTEST_APPLESS_MAIN(SummerTest)宏实际上是一个</text:span><text:span text:style-name="T9">main()函数，其定义如下：</text:span></text:p>
      <text:p text:style-name="P1">#define QTEST_APPLESS_MAIN(TestObject) \</text:p>
      <text:p text:style-name="P1">int main(int argc, char *argv[]) \</text:p>
      <text:p text:style-name="P1">{ \</text:p>
      <text:p text:style-name="P1"><text:s text:c="4"/>TestObject tc; \</text:p>
      <text:p text:style-name="P1"><text:s text:c="4"/>return QTest::qExec(&amp;tc, argc, argv); \</text:p>
      <text:p text:style-name="P1">}</text:p>
      <text:p text:style-name="P17"><text:span text:style-name="T10">看到了吧，非常简单，先是实例化 一个</text:span><text:span text:style-name="T8">SummerTest对象</text:span><text:span text:style-name="T11">，然后调用QTest::qExec</text:span><text:span text:style-name="T12">()，执行私有槽标识的所有测试方法</text:span><text:span text:style-name="T13">，这里是</text:span><text:span text:style-name="T4">testCase</text:span><text:span text:style-name="T7">1()</text:span><text:span text:style-name="T14">，</text:span><text:span text:style-name="T11">QTest是个namespace，</text:span><text:span text:style-name="T14">留心上面的</text:span><text:span text:style-name="T8">SummerTest工程运行结果的话</text:span><text:span text:style-name="T15">，会发现多了两个东东</text:span><text:span text:style-name="T17">，</text:span><text:span text:style-name="T16">initTestCase()和cleanupTestCase()</text:span><text:span text:style-name="T18">，它们是测试框架自带的</text:span><text:span text:style-name="T19">，即使不显式定义也会被调用</text:span><text:span text:style-name="T21">，有点像C++的默认构造函数，</text:span><text:span text:style-name="T19">前者在第一个测试方法执行前被调用</text:span><text:span text:style-name="T20">，后者在最后一个测试方法执行后被调用，</text:span><text:span text:style-name="T18">测试框架还提供了</text:span><text:span text:style-name="T16">init()和cleanup()</text:span><text:span text:style-name="T22">，它们分别在每一个测试方法执行的前后被调用，</text:span><text:span text:style-name="T19">不显式定义时是不会执行的</text:span><text:span text:style-name="T22">。</text:span><text:span text:style-name="T8">除了QTEST_APPLESS_MAIN()外</text:span><text:span text:style-name="T23">，测试框架还提供了两个类似的宏</text:span><text:span text:style-name="T24">，</text:span><text:span text:style-name="T8">QTEST_MAIN()和QTEST_GUILESS_MAIN()</text:span><text:span text:style-name="T26">，用法相同。</text:span></text:p>
      <text:p text:style-name="P7"><text:span text:style-name="T26">Summer工程的编译运行也可以通过命令行来完成，有时候效果更好</text:span><text:span text:style-name="T30">。</text:span></text:p>
      <text:p text:style-name="P8"><text:span text:style-name="T31">1、</text:span><text:span text:style-name="T32">$qmake Summer.pro</text:span></text:p>
      <text:p text:style-name="P9"><text:span text:style-name="T32">使用 qmake命令编译Summer.pro</text:span><text:span text:style-name="T33">，生成MakeFile文件。</text:span></text:p>
      <text:p text:style-name="P10"><text:span text:style-name="T34">2</text:span><text:span text:style-name="T31">、</text:span><text:span text:style-name="T32">$make</text:span></text:p>
      <text:p text:style-name="P12"><text:span text:style-name="T32">使用 make命令编译</text:span><text:span text:style-name="T33">MakeFile</text:span><text:span text:style-name="T35">，生成tst_summertest可执行文件</text:span><text:span text:style-name="T38">，为什么可执行文件是</text:span><text:span text:style-name="T35">tst_summertest而不是别的什么呢</text:span><text:span text:style-name="T38">，这是因为在Summer.pro文件中指定了TARGET=</text:span><text:span text:style-name="T35">tst_summertest</text:span><text:span text:style-name="T38">，当然也可以设置成其它值</text:span><text:span text:style-name="T39">。</text:span></text:p>
      <text:p text:style-name="P11"><text:span text:style-name="T36">3、</text:span><text:span text:style-name="T32">$</text:span><text:span text:style-name="T37">./</text:span><text:span text:style-name="T35">tst_summertest</text:span></text:p>
      <text:p text:style-name="P13"><text:span text:style-name="T35">执行st_summertest</text:span><text:span text:style-name="T40">，log输出到了终端</text:span><text:span text:style-name="T42">，那么</text:span><text:span text:style-name="T41">log可以输出到指定文件吗</text:span><text:span text:style-name="T43">，答案是可以的，命令格式如下：</text:span></text:p>
      <text:p text:style-name="P14"><text:span text:style-name="T32">$</text:span><text:span text:style-name="T37">./</text:span><text:span text:style-name="T35">tst_summertest </text:span><text:span text:style-name="T43">-o output_path</text:span></text:p>
      <text:p text:style-name="P18">这时，log输出到了<text:span text:style-name="T43">output_path指定的文件中，终端上不再显示log。</text:span></text:p>
      <text:p text:style-name="P18"><text:span text:style-name="T4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4-08T18:03:05</meta:creation-date>
    <meta:generator>LibreOffice/4.0.2.2$Linux_X86_64 LibreOffice_project/400m0$Build-2</meta:generator>
    <dc:date>2015-04-09T16:09:23</dc:date>
    <dc:creator>hanjunjie </dc:creator>
    <meta:editing-duration>PT3H25M15S</meta:editing-duration>
    <meta:editing-cycles>126</meta:editing-cycles>
    <meta:document-statistic meta:table-count="0" meta:image-count="0" meta:object-count="0" meta:page-count="2" meta:paragraph-count="58" meta:word-count="752" meta:character-count="2062" meta:non-whitespace-character-count="1947"/>
  </office:meta>
</office:document-meta>
</file>